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8cm" fo:break-before="page" table:align="left" style:may-break-between-rows="false"/>
    </style:style>
    <style:style style:name="表格1.A" style:family="table-column">
      <style:table-column-properties style:column-width="18cm"/>
    </style:style>
    <style:style style:name="表格1.1" style:family="table-row">
      <style:table-row-properties fo:keep-together="always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0bcb87" officeooo:paragraph-rsid="000bcb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標楷體" style:font-family-asian="標楷體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8:06:51.760000000</meta:creation-date>
    <dc:date>2018-05-27T13:58:47.388000000</dc:date>
    <meta:editing-duration>PT4M34S</meta:editing-duration>
    <meta:editing-cycles>4</meta:editing-cycles>
    <meta:generator>LibreOffice/6.0.3.2$Windows_X86_64 LibreOffice_project/8f48d515416608e3a835360314dac7e47fd0b821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